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justify"/>
      <style:text-properties style:font-name="Times New Roman" fo:font-size="12.0pt"/>
    </style:style>
    <style:style style:name="P2" style:family="paragraph" style:parent-style-name="Standard">
      <style:paragraph-properties fo:text-align="center"/>
      <style:text-properties style:font-name="Times New Roman" fo:font-size="12.0pt"/>
    </style:style>
    <style:style style:name="P3" style:family="paragraph" style:parent-style-name="Standard">
      <style:paragraph-properties fo:text-align="justify" fo:line-height="150%"/>
      <style:text-properties style:font-name="Times New Roman" fo:font-size="12.0pt"/>
    </style:style>
    <style:style style:name="P4" style:family="paragraph" style:parent-style-name="Standard">
      <style:paragraph-properties fo:margin-left="0.5000in" fo:text-align="justify" fo:text-indent="-0.5000in" fo:line-height="150%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/>
      <text:p text:style-name="P2"><text:span text:style-name="T1">Примерная тематика курсовых работ</text:span></text:p>
      <text:p text:style-name="P3"/>
      <text:list text:style-name="L1">
        <text:list-item>
          <text:p text:style-name="P4">Проектирование АИС автосервиса. - Апазова Амина</text:p>
        </text:list-item>
        <text:list-item>
          <text:p text:style-name="P4">Проектирование АИС <text:s/>библиотеки . Апазова Айшат</text:p>
        </text:list-item>
        <text:list-item>
          <text:p text:style-name="P4">Проектирование АИС по учету продаж бытовой техники. Асуева Мадина</text:p>
        </text:list-item>
        <text:list-item>
          <text:p text:style-name="P4">Проектирование АИС туристического агентства. <text:s/>Баева Хава</text:p>
        </text:list-item>
        <text:list-item>
          <text:p text:style-name="P4">Проектирование АИС гостиницы. <text:s/>Бетрасханов Магомед</text:p>
        </text:list-item>
        <text:list-item>
          <text:p text:style-name="P4">Проектирование АИС экскурсионного бюро. Бачаев Магомед</text:p>
        </text:list-item>
        <text:list-item>
          <text:p text:style-name="P4">Проектирование АИС регистратуры поликлинники. <text:s/>Висингириев А</text:p>
        </text:list-item>
        <text:list-item>
          <text:p text:style-name="P4">Проектирование АИС проката видеокассет. Гаербеков А</text:p>
        </text:list-item>
        <text:list-item>
          <text:p text:style-name="P4">Проектирование АИС агентства по кадрам. Лорсанова Э</text:p>
        </text:list-item>
        <text:list-item>
          <text:p text:style-name="P4">Проектирование АИС учета проведения занятий в ВУЗе. Магомаева И</text:p>
        </text:list-item>
        <text:list-item>
          <text:p text:style-name="P4">Проектирование АИС учета успеваемости студентов в ВУЗе. Мадаев И</text:p>
        </text:list-item>
        <text:list-item>
          <text:p text:style-name="P4">Проектирование АИС учета оплаты телефонных услуг. Мацаев А</text:p>
        </text:list-item>
        <text:list-item>
          <text:p text:style-name="P4">Проектирование АИС учета товаров (материалов) на складе. Муслимов И</text:p>
        </text:list-item>
        <text:list-item>
          <text:p text:style-name="P4">Проектирование АИС учета движения товара на оптовом складе. Солтыбаев Б</text:p>
        </text:list-item>
        <text:list-item>
          <text:p text:style-name="P4">Проектирование АИС автосалона по продаже автомобилей. Тарамов А</text:p>
        </text:list-item>
        <text:list-item>
          <text:p text:style-name="P4">Проектирование АИС учета начисления квартплаты и оплаты коммунальных услуг. Иналова Д</text:p>
        </text:list-item>
        <text:list-item>
          <text:p text:style-name="P4">Проектирование АИС по начислению и учету <text:s/>заработной платы. Хатиев С</text:p>
        </text:list-item>
        <text:list-item>
          <text:p text:style-name="P4">Проектирование АИС отдела снабжения. Цугалов Д</text:p>
        </text:list-item>
        <text:list-item>
          <text:p text:style-name="P4">Проектирование АИС биржи труда. <text:s/>Задаев Р</text:p>
        </text:list-item>
        <text:list-item>
          <text:p text:style-name="P4">Проектирование АИС фирмы по продаже компьютеров. Садулаев Магомед-Салах</text:p>
        </text:list-item>
        <text:list-item>
          <text:p text:style-name="P4">Проектирование АИС по страхованию автогражданской ответственности. Тазуркаев И</text:p>
        </text:list-item>
        <text:list-item>
          <text:p text:style-name="P4">Проектирование АИС учета <text:s/>заказов на выполнение работ. Эсмурзаев М</text:p>
        </text:list-item>
        <text:list-item>
          <text:p text:style-name="P4">Проектирование АИС компании оптовой торговли. Эсамбаев А</text:p>
        </text:list-item>
        <text:list-item>
          <text:p text:style-name="P4">Проектирование АИС книжного магазина. Эдельханова Х</text:p>
        </text:list-item>
        <text:list-item>
          <text:p text:style-name="P4">Преподаватель<text:tab/><text:tab/><text:tab/><text:tab/><text:tab/><text:tab/><text:tab/><text:tab/>Хасухаджиев А.С-А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dc:title>Темы курсовых работ по «Проектирование информационных систем»</dc:title>
    <meta:initial-creator>andrey</meta:initial-creator>
  </office:meta>
</office:document-meta>
</file>